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style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style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style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abf194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1" style:family="paragraph" style:parent-style-name="Standard" style:master-page-name="First_20_Page">
      <style:paragraph-properties fo:margin-left="0.63cm" fo:margin-right="0cm" fo:margin-top="0cm" fo:margin-bottom="0.212cm" style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22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background-color="#ffffff" loext:char-shading-value="0" style:font-name-asian="Calibri" style:font-name-complex="Times New Roman1"/>
    </style:style>
    <style:style style:name="T10" style:family="text">
      <style:text-properties officeooo:rsid="00a508f2" fo:background-color="#ffffff" loext:char-shading-value="0" style:font-name-asian="Calibri" style:font-name-complex="Times New Roman1"/>
    </style:style>
    <style:style style:name="T11" style:family="text">
      <style:text-properties officeooo:rsid="00a95135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ab44fe" style:font-weight-asian="normal" style:font-weight-complex="normal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3cm" draw:visible-area-height="5.023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Лабораторна робота № <text:span text:style-name="T11">16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Серіалізація в Java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0">Тема. <text:span text:style-name="T12">Серіалізація в Java.</text:span></text:p>
      <text:p text:style-name="P15"/>
      <text:p text:style-name="P16">Завдання. <text:span text:style-name="T12">Написати <text:s text:c="2"/>об'єктно-орієнтовану <text:s text:c="2"/>програму <text:s text:c="2"/>на <text:s text:c="2"/>мові Java, <text:s text:c="2"/>яка <text:s text:c="2"/>використовує серіалізацію та десеріалізацію для збереження та зчитування пов’язаних через посилання об’єктів </text:span><text:span text:style-name="T13">у</text:span><text:span text:style-name="T12"> файл. Підготувати та виконати експерименти для перевірки збереження даних в повному обсязі та перевірки контролю версій класів, що десеріалізуються.</text:span></text:p>
      <text:p text:style-name="P16"><text:span text:style-name="T12"/></text:p>
      <text:p text:style-name="P19">Діаграма класів.</text:p>
      <text:p text:style-name="P19"/>
      <text:p text:style-name="P19">Опис потоків, які використовуються в програмі.</text:p>
      <text:p text:style-name="P19"/>
      <text:p text:style-name="P19">Текст програми.</text:p>
      <text:p text:style-name="P19"/>
      <text:p text:style-name="P19">Приклад роботи програми.</text:p>
      <text:p text:style-name="P19"/>
      <text:p text:style-name="P19">Висновки.</text:p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style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04T12:06:42.174867818</meta:creation-date>
    <dc:date>2021-02-27T14:22:09.208052076</dc:date>
    <meta:editing-duration>PT7H53M38S</meta:editing-duration>
    <meta:editing-cycles>140</meta:editing-cycles>
    <meta:generator>LibreOffice/7.0.4.2$Linux_X86_64 LibreOffice_project/00$Build-2</meta:generator>
    <meta:document-statistic meta:table-count="0" meta:image-count="0" meta:object-count="1" meta:page-count="2" meta:paragraph-count="22" meta:word-count="101" meta:character-count="823" meta:non-whitespace-character-count="726"/>
  </office:meta>
</office:document-meta>
</file>